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top="0.423cm" fo:margin-bottom="0.423cm" fo:line-height="138%" style:writing-mode="lr-tb"/>
      <style:text-properties fo:font-weight="normal"/>
    </style:style>
    <style:style style:name="P2" style:family="paragraph" style:parent-style-name="Standard">
      <style:paragraph-properties fo:break-before="page"/>
      <style:text-properties fo:font-weight="normal"/>
    </style:style>
    <style:style style:name="P3" style:family="paragraph" style:parent-style-name="Standard">
      <style:paragraph-properties fo:margin-top="0.423cm" fo:margin-bottom="0.423cm" fo:line-height="138%" style:writing-mode="lr-tb"/>
      <style:text-properties fo:font-weight="normal"/>
    </style:style>
    <style:style style:name="P4" style:family="paragraph" style:parent-style-name="Text_20_body">
      <style:text-properties fo:font-variant="normal" fo:text-transform="none" fo:color="#8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>
      <style:text-properties fo:font-weight="normal"/>
    </style:style>
    <style:style style:name="P6" style:family="paragraph" style:parent-style-name="Text_20_body">
      <style:paragraph-properties fo:margin-top="0.423cm" fo:margin-bottom="0.423cm" fo:line-height="138%" style:writing-mode="lr-tb"/>
      <style:text-properties fo:font-variant="normal" fo:text-transform="none" fo:color="#8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.423cm" fo:margin-bottom="0.423cm" fo:line-height="138%" style:writing-mode="lr-tb"/>
    </style:style>
    <style:style style:name="T1" style:family="text">
      <style:text-properties fo:font-variant="normal" fo:text-transform="none" fo:color="#000000" style:text-line-through-style="none" style:font-name="Arial1" fo:font-size="11pt" fo:font-style="normal" style:text-underline-style="none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1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1pt" fo:font-style="normal" style:text-underline-style="none" fo:font-weight="bold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gramación servicios y procesos</text:h>
      <text:h text:style-name="Heading_20_1" text:outline-level="1">Proyecto UD1</text:h>
      <text:h text:style-name="Heading_20_1" text:outline-level="1">Informe</text:h>
      <text:p text:style-name="Text_20_body"/>
      <text:p text:style-name="Text_20_body"/>
      <text:p text:style-name="P2"><text:bookmark text:name="docs-internal-guid-bbdb3cf0-7fff-1023-e0c4-01ed4fe7a9aa"/><text:span text:style-name="T3">CA1.1</text:span><text:span text:style-name="T1"> Se reconocieron las características de la programación concurrente y sus ámbitos de aplicación. </text:span></text:p>
      <text:p text:style-name="P5"><text:span text:style-name="T1">.</text:span></text:p>
      <text:p text:style-name="P4">A completar por el estudiante</text:p>
      <text:p text:style-name="P3"><text:bookmark text:name="docs-internal-guid-6d5d0755-7fff-2acb-85bd-f243f60d1009"/><text:span text:style-name="T3">CA1.2</text:span><text:span text:style-name="T1"> Se identificaron las diferencias entre las programaciones paralela y distribuida, ventajas e inconvenientes. </text:span></text:p>
      <text:p text:style-name="P6">A completar por el estudiante</text:p>
      <text:p text:style-name="P3"><text:bookmark text:name="docs-internal-guid-2e7da75f-7fff-4ea4-e125-b67ba0888c4d"/><text:span text:style-name="T3">CA1.4</text:span><text:span text:style-name="T1"> Se caracterizaron los hilos de ejecución y se describió su relación con los procesos.</text:span></text:p>
      <text:p text:style-name="P6">A completar por el estudiante</text:p>
      <text:p text:style-name="P7"><text:span text:style-name="T1"/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uben Leis Rodriguez</meta:initial-creator>
    <meta:creation-date>2025-09-19T10:16:30.69</meta:creation-date>
    <dc:date>2025-09-20T20:24:11.69</dc:date>
    <dc:creator>Ruben Leis Rodriguez</dc:creator>
    <meta:editing-duration>PT6M24S</meta:editing-duration>
    <meta:editing-cycles>4</meta:editing-cycles>
    <meta:generator>OpenOffice/4.1.15$Win32 OpenOffice.org_project/4115m2$Build-9813</meta:generator>
    <meta:document-statistic meta:table-count="0" meta:image-count="0" meta:object-count="0" meta:page-count="2" meta:paragraph-count="10" meta:word-count="66" meta:character-count="448"/>
  </office:meta>
</office:document-meta>
</file>